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="hatch" draw:fill-color="#ff0000" draw:fill-hatch-name="Black_20_-45_20_Degrees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cfe7f5" draw:fill-hatch-name="Black_20_90_20_Degrees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016cm"/>
    </style:style>
    <style:style style:name="gr6" style:family="graphic" style:parent-style-name="standard">
      <style:graphic-properties draw:stroke="none" svg:stroke-color="#000000" draw:fill="none" draw:fill-color="#ffffff" fo:min-height="0.01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67cm"/>
    </style:style>
    <style:style style:name="gr9" style:family="graphic" style:parent-style-name="standard">
      <style:graphic-properties draw:stroke="none" svg:stroke-color="#000000" draw:fill="none" draw:fill-color="#ffffff" fo:min-height="0.041cm"/>
    </style:style>
    <style:style style:name="gr10" style:family="graphic" style:parent-style-name="standard">
      <style:graphic-properties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04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  <style:text-properties fo:font-family="Georgia" style:font-family-generic="roman" style:font-pitch="variable" fo:font-size="18pt" style:font-size-asian="18pt" style:font-size-complex="18pt"/>
    </style:style>
    <style:style style:name="P2" style:family="paragraph">
      <style:text-properties fo:font-family="Georgia" style:font-family-generic="roman" style:font-pitch="variable" fo:font-size="18pt" style:font-size-asian="18pt" style:font-size-complex="18pt"/>
    </style:style>
    <style:style style:name="P3" style:family="paragraph">
      <style:text-properties fo:font-family="Georgia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family="Georgia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g>
              <draw:rect draw:style-name="gr1" draw:text-style-name="P1" draw:layer="layout" svg:width="2.649cm" svg:height="6.496cm" draw:transform="skewX (-0.0006981317007976) rotate (-0.672998959570073) translate (5.405cm 10.139cm)">
                <text:p/>
              </draw:rect>
              <draw:custom-shape draw:style-name="gr2" draw:text-style-name="P1" draw:layer="layout" svg:width="2.65cm" svg:height="2.22cm" draw:transform="skewX (-0.000872664625997058) rotate (-0.672300827869276) translate (6.787cm 8.4cm)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custom-shape draw:style-name="gr3" draw:text-style-name="P1" draw:layer="layout" svg:width="2.307cm" svg:height="2.906cm" draw:transform="rotate (0.672300827868089) translate (1.612cm 14.477cm)">
            <text:p/>
            <draw:enhanced-geometry svg:viewBox="0 0 21600 21600" draw:mirror-horizontal="tru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</draw:g>
        <draw:circle draw:style-name="gr4" draw:text-style-name="P1" draw:layer="layout" svg:width="0.448cm" svg:height="0.448cm" svg:x="0.828cm" svg:y="16.251cm">
          <text:p/>
        </draw:circle>
        <draw:ellipse draw:style-name="gr4" draw:text-style-name="P1" draw:layer="layout" svg:width="0.448cm" svg:height="0.449cm" svg:x="0.828cm" svg:y="17.127cm">
          <text:p/>
        </draw:ellipse>
        <draw:ellipse draw:style-name="gr4" draw:text-style-name="P1" draw:layer="layout" svg:width="0.448cm" svg:height="0.449cm" svg:x="1.597cm" svg:y="16.764cm">
          <text:p/>
        </draw:ellipse>
        <draw:circle draw:style-name="gr4" draw:text-style-name="P1" draw:layer="layout" svg:width="0.448cm" svg:height="0.448cm" draw:transform="skewX (0.0022689280275922) rotate (0.22985986248761) translate (2.236cm 17.355cm)">
          <text:p/>
        </draw:circle>
        <draw:ellipse draw:style-name="gr4" draw:text-style-name="P1" draw:layer="layout" svg:width="0.448cm" svg:height="0.449cm" draw:transform="rotate (0.227590934460018) translate (1.467cm 17.781cm)">
          <text:p/>
        </draw:ellipse>
        <draw:frame draw:style-name="gr5" draw:text-style-name="P2" draw:layer="layout" svg:width="3.93cm" svg:height="0.983cm" svg:x="1.47cm" svg:y="14.117cm">
          <draw:text-box>
            <text:p text:style-name="P2">V<text:span text:style-name="T1">water</text:span>(t)</text:p>
          </draw:text-box>
        </draw:frame>
        <draw:frame draw:style-name="gr6" draw:text-style-name="P3" draw:layer="layout" svg:width="3.931cm" svg:height="0.979cm" svg:x="5.869cm" svg:y="12.759cm">
          <draw:text-box>
            <text:p text:style-name="P3"><text:span text:style-name="T2">M+</text:span><text:span text:style-name="T3">ρ</text:span><text:span text:style-name="T2">V</text:span><text:span text:style-name="T4">water</text:span><text:span text:style-name="T2">(t)</text:span></text:p>
          </draw:text-box>
        </draw:frame>
        <draw:line draw:style-name="gr7" draw:text-style-name="P1" draw:layer="layout" svg:x1="4.075cm" svg:y1="17.287cm" svg:x2="5.613cm" svg:y2="15.322cm">
          <text:p/>
        </draw:line>
        <draw:line draw:style-name="gr7" draw:text-style-name="P1" draw:layer="layout" svg:x1="4.074cm" svg:y1="17.287cm" svg:x2="5.612cm" svg:y2="15.322cm">
          <text:p/>
        </draw:line>
        <draw:frame draw:style-name="gr8" draw:text-style-name="P2" draw:layer="layout" svg:width="5.3cm" svg:height="1.543cm" svg:x="4.5cm" svg:y="16.093cm">
          <draw:text-box>
            <text:p text:style-name="P2">propulsive force</text:p>
          </draw:text-box>
        </draw:frame>
        <draw:line draw:style-name="gr7" draw:text-style-name="P1" draw:layer="layout" svg:x1="4.245cm" svg:y1="17.099cm" svg:x2="4.245cm" svg:y2="18.5cm">
          <text:p/>
        </draw:line>
        <draw:frame draw:style-name="gr8" draw:text-style-name="P2" draw:layer="layout" svg:width="1.768cm" svg:height="1.543cm" svg:x="3.932cm" svg:y="12.5cm">
          <draw:text-box>
            <text:p text:style-name="P2">P(t)</text:p>
          </draw:text-box>
        </draw:frame>
        <draw:frame draw:style-name="gr9" draw:text-style-name="P2" draw:layer="layout" svg:width="4.931cm" svg:height="1.079cm" svg:x="0.069cm" svg:y="18.221cm">
          <draw:text-box>
            <text:p text:style-name="P2">air resistance </text:p>
          </draw:text-box>
        </draw:frame>
        <draw:line draw:style-name="gr7" draw:text-style-name="P1" draw:layer="layout" svg:x1="4.075cm" svg:y1="17.288cm" svg:x2="3.6cm" svg:y2="17.9cm">
          <text:p/>
        </draw:line>
        <draw:circle draw:style-name="gr10" draw:text-style-name="P4" draw:layer="layout" svg:width="0.171cm" svg:height="0.171cm" svg:x="4.16cm" svg:y="16.946cm">
          <text:p/>
        </draw:circle>
        <draw:frame draw:style-name="gr11" draw:text-style-name="P2" draw:layer="layout" svg:width="3.931cm" svg:height="1.079cm" svg:x="4.417cm" svg:y="17.661cm">
          <draw:text-box>
            <text:p text:style-name="P2">gravity</text:p>
          </draw:text-box>
        </draw:frame>
        <draw:g>
          <draw:rect draw:style-name="gr1" draw:text-style-name="P1" draw:layer="layout" svg:width="0.177cm" svg:height="0.433cm" draw:transform="skewX (0.0022689280275923) rotate (-0.669508301066086) translate (3.47cm 2.737cm)">
            <text:p/>
          </draw:rect>
          <draw:custom-shape draw:style-name="gr2" draw:text-style-name="P1" draw:layer="layout" svg:width="0.176cm" svg:height="0.149cm" draw:transform="rotate (-0.672300827869276) translate (3.563cm 2.621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154cm" svg:height="0.194cm" draw:transform="rotate (0.672300827868089) translate (3.217cm 3.026cm)">
            <text:p/>
            <draw:enhanced-geometry svg:viewBox="0 0 21600 21600" draw:mirror-horizontal="tru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</draw:g>
        <draw:g>
          <draw:circle draw:style-name="gr4" draw:text-style-name="P1" draw:layer="layout" svg:width="0.07cm" svg:height="0.07cm" svg:x="3.122cm" svg:y="3.196cm">
            <text:p/>
          </draw:circle>
          <draw:circle draw:style-name="gr4" draw:text-style-name="P1" draw:layer="layout" svg:width="0.07cm" svg:height="0.07cm" svg:x="3.114cm" svg:y="3.096cm">
            <text:p/>
          </draw:circle>
          <draw:circle draw:style-name="gr4" draw:text-style-name="P1" draw:layer="layout" svg:width="0.069cm" svg:height="0.069cm" svg:x="3.223cm" svg:y="3.135cm">
            <text:p/>
          </draw:circle>
          <draw:circle draw:style-name="gr4" draw:text-style-name="P1" draw:layer="layout" svg:width="0.07cm" svg:height="0.069cm" svg:x="3.029cm" svg:y="3.189cm">
            <text:p/>
          </draw:circle>
          <draw:circle draw:style-name="gr4" draw:text-style-name="P1" draw:layer="layout" svg:width="0.069cm" svg:height="0.069cm" svg:x="3.231cm" svg:y="3.274cm">
            <text:p/>
          </draw:circle>
          <draw:circle draw:style-name="gr4" draw:text-style-name="P1" draw:layer="layout" svg:width="0.07cm" svg:height="0.07cm" svg:x="3.052cm" svg:y="3.281cm">
            <text:p/>
          </draw:circle>
          <draw:circle draw:style-name="gr4" draw:text-style-name="P1" draw:layer="layout" svg:width="0.07cm" svg:height="0.07cm" svg:x="3.215cm" svg:y="3.405cm">
            <text:p/>
          </draw:circle>
          <draw:circle draw:style-name="gr4" draw:text-style-name="P1" draw:layer="layout" svg:width="0.07cm" svg:height="0.069cm" svg:x="3.145cm" svg:y="3.305cm">
            <text:p/>
          </draw:circle>
          <draw:circle draw:style-name="gr4" draw:text-style-name="P1" draw:layer="layout" svg:width="0.069cm" svg:height="0.069cm" svg:x="2.952cm" svg:y="3.266cm">
            <text:p/>
          </draw:circle>
          <draw:circle draw:style-name="gr4" draw:text-style-name="P1" draw:layer="layout" svg:width="0.069cm" svg:height="0.07cm" svg:x="2.983cm" svg:y="3.413cm">
            <text:p/>
          </draw:circle>
          <draw:circle draw:style-name="gr4" draw:text-style-name="P1" draw:layer="layout" svg:width="0.07cm" svg:height="0.069cm" svg:x="3.091cm" svg:y="3.452cm">
            <text:p/>
          </draw:circle>
        </draw:g>
        <draw:frame draw:style-name="gr6" draw:text-style-name="P5" draw:layer="layout" svg:width="0.957cm" svg:height="0.979cm" svg:x="1.3cm" svg:y="7.021cm">
          <draw:text-box>
            <text:p text:style-name="P5"><text:span text:style-name="T3">θ</text:span></text:p>
          </draw:text-box>
        </draw:frame>
        <draw:line draw:style-name="gr12" draw:text-style-name="P4" draw:layer="layout" svg:x1="0.9cm" svg:y1="7.921cm" svg:x2="2.8cm" svg:y2="3.021cm">
          <text:p/>
        </draw:line>
        <draw:line draw:style-name="gr12" draw:text-style-name="P4" draw:layer="layout" svg:x1="0.899cm" svg:y1="7.92cm" svg:x2="3.2cm" svg:y2="7.921cm">
          <text:p/>
        </draw:line>
        <draw:path draw:style-name="gr13" draw:text-style-name="P4" draw:layer="layout" svg:width="6.753cm" svg:height="7.991cm" draw:transform="rotate (1.35210657151975) translate (0.916999999999999cm 7.903cm)" svg:viewBox="0 0 6754 7992" svg:d="m0 0c381 27 6313 833 6730 2653 429 1987-4972 5339-4972 5339">
          <text:p/>
        </draw:path>
        <draw:path draw:style-name="gr12" draw:text-style-name="P4" draw:layer="layout" svg:width="0.347cm" svg:height="0.123cm" draw:transform="rotate (-0.7853981633973) translate (1.0357296732581cm 7.57527032674189cm)" svg:viewBox="0 0 348 124" svg:d="m0 4c101-22 290 54 348 12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10T00:41:52.11</meta:creation-date>
    <dc:date>2014-10-10T08:01:05.44</dc:date>
    <meta:editing-duration>PT26M44S</meta:editing-duration>
    <meta:editing-cycles>6</meta:editing-cycles>
    <meta:generator>OpenOffice.org/3.4.1$Win32 OpenOffice.org_project/341m1$Build-9593</meta:generator>
    <meta:document-statistic meta:object-count="43"/>
  </office:meta>
</office:document-meta>
</file>